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139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aec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office:value-type="string">
            <text:p>s1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s6</text:p>
          </table:table-cell>
          <table:table-cell office:value-type="string">
            <text:p>s7</text:p>
          </table:table-cell>
          <table:table-cell office:value-type="string">
            <text:p>s8</text:p>
          </table:table-cell>
          <table:table-cell office:value-type="string">
            <text:p>s9</text:p>
          </table:table-cell>
          <table:table-cell office:value-type="string">
            <text:p>s10</text:p>
          </table:table-cell>
          <table:table-cell office:value-type="string">
            <text:p>s12</text:p>
          </table:table-cell>
          <table:table-cell office:value-type="string">
            <text:p>s13</text:p>
          </table:table-cell>
          <table:table-cell office:value-type="string">
            <text:p>s14</text:p>
          </table:table-cell>
          <table:table-cell office:value-type="string">
            <text:p>s15</text:p>
          </table:table-cell>
          <table:table-cell office:value-type="string">
            <text:p>s16</text:p>
          </table:table-cell>
          <table:table-cell office:value-type="string">
            <text:p>r</text:p>
          </table:table-cell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>
            <text:p>x1noop</text:p>
          </table:table-cell>
          <table:table-cell table:style-name="ce1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0.0113847534426746">
            <text:p>0.0113847534</text:p>
          </table:table-cell>
          <table:table-cell/>
          <table:table-cell table:formula="of:=SUM([.B2:.O2])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x3N</text:p>
          </table:table-cell>
          <table:table-cell office:value-type="float" office:value="0">
            <text:p>0</text:p>
          </table:table-cell>
          <table:table-cell table:style-name="ce1" table:formula="of:=1-0.9" office:value-type="float" office:value="0.1">
            <text:p>0.1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:.O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3E</text:p>
          </table:table-cell>
          <table:table-cell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8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.135569459127926">
            <text:p>0.1355694591</text:p>
          </table:table-cell>
          <table:table-cell/>
          <table:table-cell table:formula="of:=SUM([.B4:.O4])" office:value-type="float" office:value="0">
            <text:p>0</text:p>
          </table:table-cell>
          <table:table-cell/>
          <table:table-cell table:style-name="ce3" office:value-type="string" table:number-columns-spanned="4" table:number-rows-spanned="1">
            <text:p>Policy Map</text:p>
          </table:table-cell>
          <table:covered-table-cell table:number-columns-repeated="3" table:style-name="ce3"/>
          <table:table-cell table:number-columns-repeated="1000"/>
        </table:table-row>
        <table:table-row table:style-name="ro1">
          <table:table-cell office:value-type="string">
            <text:p>x3S</text:p>
          </table:table-cell>
          <table:table-cell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8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5:.O5])" office:value-type="float" office:value="0">
            <text:p>0</text:p>
          </table:table-cell>
          <table:table-cell/>
          <table:table-cell table:style-name="ce4"/>
          <table:table-cell table:style-name="ce7"/>
          <table:table-cell table:style-name="ce5" office:value-type="string">
            <text:p>E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>
            <text:p>x3W</text:p>
          </table:table-cell>
          <table:table-cell office:value-type="float" office:value="0">
            <text:p>0</text:p>
          </table:table-cell>
          <table:table-cell table:style-name="ce1" table:formula="of:=1-0.9" office:value-type="float" office:value="0.1">
            <text:p>0.1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8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6:.O6])" office:value-type="float" office:value="0">
            <text:p>0</text:p>
          </table:table-cell>
          <table:table-cell/>
          <table:table-cell table:number-columns-repeated="3"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number-columns-repeated="1000"/>
        </table:table-row>
        <table:table-row table:style-name="ro1">
          <table:table-cell office:value-type="string">
            <text:p>x4noop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.976100105721069">
            <text:p>0.9761001057</text:p>
          </table:table-cell>
          <table:table-cell/>
          <table:table-cell table:formula="of:=SUM([.B7:.O7])" office:value-type="float" office:value="1">
            <text:p>1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N</text:p>
          </table:table-cell>
          <table:table-cell table:style-name="ce7"/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x5N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8:.O8])" office:value-type="float" office:value="0">
            <text:p>0</text:p>
          </table:table-cell>
          <table:table-cell/>
          <table:table-cell table:number-columns-repeated="2" table:style-name="ce5" office:value-type="string">
            <text:p>N</text:p>
          </table:table-cell>
          <table:table-cell table:style-name="ce8"/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x5E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table:formula="of:=1" office:value-type="float" office:value="1">
            <text:p>1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6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.113847534426746">
            <text:p>0.1138475344</text:p>
          </table:table-cell>
          <table:table-cell/>
          <table:table-cell table:formula="of:=SUM([.B9:.O9])" office:value-type="float" office:value="0">
            <text:p>0</text:p>
          </table:table-cell>
          <table:table-cell/>
          <table:table-cell table:style-name="ce6" office:value-type="string" table:number-columns-spanned="4" table:number-rows-spanned="4">
            <text:p>This policy map is the same as obtained using the VI algorithm (refer to report for Part B), assuming the two arbitrary actions (0) are N. </text:p>
          </table:table-cell>
          <table:covered-table-cell table:number-columns-repeated="3" table:style-name="ce3"/>
          <table:table-cell table:number-columns-repeated="1000"/>
        </table:table-row>
        <table:table-row table:style-name="ro1">
          <table:table-cell office:value-type="string">
            <text:p>x5S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6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0:.O10])" office:value-type="float" office:value="0">
            <text:p>0</text:p>
          </table:table-cell>
          <table:table-cell/>
          <table:covered-table-cell table:number-columns-repeated="4" table:style-name="ce3"/>
          <table:table-cell table:number-columns-repeated="1000"/>
        </table:table-row>
        <table:table-row table:style-name="ro1">
          <table:table-cell office:value-type="string">
            <text:p>x5W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6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1:.O11])" office:value-type="float" office:value="0">
            <text:p>0</text:p>
          </table:table-cell>
          <table:table-cell/>
          <table:covered-table-cell table:number-columns-repeated="4" table:style-name="ce3"/>
          <table:table-cell table:number-columns-repeated="1000"/>
        </table:table-row>
        <table:table-row table:style-name="ro1">
          <table:table-cell office:value-type="string">
            <text:p>x6N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8" office:value-type="float" office:value="0.2">
            <text:p>0.2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2:.O12])" office:value-type="float" office:value="0">
            <text:p>0</text:p>
          </table:table-cell>
          <table:table-cell/>
          <table:covered-table-cell table:number-columns-repeated="4" table:style-name="ce3"/>
          <table:table-cell table:number-columns-repeated="1000"/>
        </table:table-row>
        <table:table-row table:style-name="ro1">
          <table:table-cell office:value-type="string">
            <text:p>x6E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5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22012513215134">
            <text:p>1.2201251322</text:p>
          </table:table-cell>
          <table:table-cell/>
          <table:table-cell table:formula="of:=SUM([.B13:.O1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6S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5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4:.O1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6W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5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5:.O15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7N</text:p>
          </table:table-cell>
          <table:table-cell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-0.1">
            <text:p>-0.1</text:p>
          </table:table-cell>
          <table:table-cell table:number-columns-repeated="7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6:.O16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7E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8">
            <text:p>-0.8</text:p>
          </table:table-cell>
          <table:table-cell table:number-columns-repeated="7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22012513215134">
            <text:p>1.2201251322</text:p>
          </table:table-cell>
          <table:table-cell/>
          <table:table-cell table:formula="of:=SUM([.B17:.O17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7S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8" office:value-type="float" office:value="0.2">
            <text:p>0.2</text:p>
          </table:table-cell>
          <table:table-cell table:style-name="ce2" office:value-type="float" office:value="-0.1">
            <text:p>-0.1</text:p>
          </table:table-cell>
          <table:table-cell table:number-columns-repeated="7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8:.O18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7W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19:.O1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8N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1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08455567302341">
            <text:p>1.084555673</text:p>
          </table:table-cell>
          <table:table-cell/>
          <table:table-cell table:formula="of:=SUM([.B20:.O20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8E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1:.O21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8S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1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4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2:.O22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8W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3:.O2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9N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3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4:.O2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9E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-0.8">
            <text:p>-0.8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13847534426747">
            <text:p>1.1384753443</text:p>
          </table:table-cell>
          <table:table-cell/>
          <table:table-cell table:formula="of:=SUM([.B25:.O25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9S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3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6:.O26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9W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3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7:.O27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0N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1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25879323924351">
            <text:p>1.2587932392</text:p>
          </table:table-cell>
          <table:table-cell/>
          <table:table-cell table:formula="of:=SUM([.B28:.O28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0E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29:.O2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0S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1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0:.O30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0W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table:formula="of:=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1:.O31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2N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2"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2:.O32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2E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3:.O3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2S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2"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4:.O3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2W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table:formula="of:=1-0.8"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5:.O35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3N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9">
            <text:p>0.9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1.25151408362556">
            <text:p>1.2515140836</text:p>
          </table:table-cell>
          <table:table-cell/>
          <table:table-cell table:formula="of:=SUM([.B36:.O36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3E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9">
            <text:p>0.9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7:.O37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3S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8:.O38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3W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39:.O3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4N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.125151408362556">
            <text:p>0.1251514084</text:p>
          </table:table-cell>
          <table:table-cell/>
          <table:table-cell table:formula="of:=SUM([.B40:.O40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4E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-0.8">
            <text:p>-0.8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1:.O41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4S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8" office:value-type="float" office:value="0.2">
            <text:p>0.2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2:.O42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4W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table:formula="of:=1-0.1" office:value-type="float" office:value="0.9">
            <text:p>0.9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3:.O4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5noop</text:p>
          </table:table-cell>
          <table:table-cell table:number-columns-repeated="1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4">
            <text:p>-7.4</text:p>
          </table:table-cell>
          <table:table-cell office:value-type="float" office:value="0.0125151408362556">
            <text:p>0.0125151408</text:p>
          </table:table-cell>
          <table:table-cell/>
          <table:table-cell table:formula="of:=SUM([.B44:.O44])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x16N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1" office:value-type="float" office:value="0.9">
            <text:p>0.9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5:.O45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6E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" table:formula="of:=1-0.9" office:value-type="float" office:value="0.1">
            <text:p>0.1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6:.O46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6S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style-name="ce1" table:formula="of:=1-0.9" office:value-type="float" office:value="0.1">
            <text:p>0.1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7:.O47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x16W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-0.8">
            <text:p>-0.8</text:p>
          </table:table-cell>
          <table:table-cell table:style-name="ce1" office:value-type="float" office:value="0.9">
            <text:p>0.9</text:p>
          </table:table-cell>
          <table:table-cell office:value-type="float" office:value="-3.7">
            <text:p>-3.7</text:p>
          </table:table-cell>
          <table:table-cell office:value-type="float" office:value="0">
            <text:p>0</text:p>
          </table:table-cell>
          <table:table-cell/>
          <table:table-cell table:formula="of:=SUM([.B48:.O48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alpha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PRODUCT([.P2:.P48]; [.Q2:.Q48])" office:value-type="float" office:value="8.13703453362369">
            <text:p>8.1370345336</text:p>
          </table:table-cell>
          <table:table-cell table:number-columns-repeated="1007"/>
        </table:table-row>
        <table:table-row table:style-name="ro1">
          <table:table-cell/>
          <table:table-cell table:formula="of:=SUMPRODUCT([.B2:.B48]; [.Q2:.Q48])" office:value-type="float" office:value="-3.46944695195361E-018">
            <text:p>-3.46944695195361E-018</text:p>
          </table:table-cell>
          <table:table-cell table:formula="of:=SUMPRODUCT([.C2:.C48]; [.Q2:.Q48])" office:value-type="float" office:value="-5.96744875736022E-016">
            <text:p>-5.96744875736022E-016</text:p>
          </table:table-cell>
          <table:table-cell table:formula="of:=SUMPRODUCT([.D2:.D48]; [.Q2:.Q48])" office:value-type="float" office:value="1.11022302462516E-016">
            <text:p>1.11022302462516E-016</text:p>
          </table:table-cell>
          <table:table-cell table:formula="of:=SUMPRODUCT([.E2:.E48]; [.Q2:.Q48])" office:value-type="float" office:value="-9.85322934354826E-016">
            <text:p>-9.85322934354826E-016</text:p>
          </table:table-cell>
          <table:table-cell table:formula="of:=SUMPRODUCT([.F2:.F48]; [.Q2:.Q48])" office:value-type="float" office:value="1.11022302462516E-015">
            <text:p>1.11022302462516E-015</text:p>
          </table:table-cell>
          <table:table-cell table:formula="of:=SUMPRODUCT([.G2:.G48]; [.Q2:.Q48])" office:value-type="float" office:value="3.88578058618805E-016">
            <text:p>3.88578058618805E-016</text:p>
          </table:table-cell>
          <table:table-cell table:formula="of:=SUMPRODUCT([.H2:.H48]; [.Q2:.Q48])" office:value-type="float" office:value="-2.99760216648792E-015">
            <text:p>-2.99760216648792E-015</text:p>
          </table:table-cell>
          <table:table-cell table:formula="of:=SUMPRODUCT([.I2:.I48]; [.Q2:.Q48])" office:value-type="float" office:value="-3.5527136788005E-015">
            <text:p>-3.5527136788005E-015</text:p>
          </table:table-cell>
          <table:table-cell table:formula="of:=SUMPRODUCT([.J2:.J48]; [.Q2:.Q48])" office:value-type="float" office:value="4.2188474935756E-015">
            <text:p>4.2188474935756E-015</text:p>
          </table:table-cell>
          <table:table-cell table:formula="of:=SUMPRODUCT([.K2:.K48]; [.Q2:.Q48])" office:value-type="float" office:value="0">
            <text:p>0</text:p>
          </table:table-cell>
          <table:table-cell table:formula="of:=SUMPRODUCT([.L2:.L48]; [.Q2:.Q48])" office:value-type="float" office:value="1">
            <text:p>1</text:p>
          </table:table-cell>
          <table:table-cell table:formula="of:=SUMPRODUCT([.M2:.M48]; [.Q2:.Q48])" office:value-type="float" office:value="0">
            <text:p>0</text:p>
          </table:table-cell>
          <table:table-cell table:formula="of:=SUMPRODUCT([.N2:.N48]; [.Q2:.Q48])" office:value-type="float" office:value="0">
            <text:p>0</text:p>
          </table:table-cell>
          <table:table-cell table:formula="of:=SUMPRODUCT([.O2:.O48]; [.Q2:.Q48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formula="of:=TRANSPOSE([.A1:.A50])"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TRANSPOSE([.A1:.Q50])">
            <text:p/>
          </table:table-cell>
          <table:table-cell table:number-columns-repeated="1023"/>
        </table:table-row>
      </table:table>
      <table:table table:name="Sheet2" table:style-name="ta1" table:print="false">
        <table:table-column table:style-name="co4" table:number-columns-repeated="1024" table:default-cell-style-name="Default"/>
        <table:table-row table:style-name="ro1">
          <table:table-cell/>
          <table:table-cell office:value-type="string">
            <text:p>x1noop</text:p>
          </table:table-cell>
          <table:table-cell office:value-type="string">
            <text:p>x3N</text:p>
          </table:table-cell>
          <table:table-cell office:value-type="string">
            <text:p>x3E</text:p>
          </table:table-cell>
          <table:table-cell office:value-type="string">
            <text:p>x3S</text:p>
          </table:table-cell>
          <table:table-cell office:value-type="string">
            <text:p>x3W</text:p>
          </table:table-cell>
          <table:table-cell office:value-type="string">
            <text:p>x4noop</text:p>
          </table:table-cell>
          <table:table-cell office:value-type="string">
            <text:p>x5N</text:p>
          </table:table-cell>
          <table:table-cell office:value-type="string">
            <text:p>x5E</text:p>
          </table:table-cell>
          <table:table-cell office:value-type="string">
            <text:p>x5S</text:p>
          </table:table-cell>
          <table:table-cell office:value-type="string">
            <text:p>x5W</text:p>
          </table:table-cell>
          <table:table-cell office:value-type="string">
            <text:p>x6N</text:p>
          </table:table-cell>
          <table:table-cell office:value-type="string">
            <text:p>x6E</text:p>
          </table:table-cell>
          <table:table-cell office:value-type="string">
            <text:p>x6S</text:p>
          </table:table-cell>
          <table:table-cell office:value-type="string">
            <text:p>x6W</text:p>
          </table:table-cell>
          <table:table-cell office:value-type="string">
            <text:p>x7N</text:p>
          </table:table-cell>
          <table:table-cell office:value-type="string">
            <text:p>x7E</text:p>
          </table:table-cell>
          <table:table-cell office:value-type="string">
            <text:p>x7S</text:p>
          </table:table-cell>
          <table:table-cell office:value-type="string">
            <text:p>x7W</text:p>
          </table:table-cell>
          <table:table-cell office:value-type="string">
            <text:p>x8N</text:p>
          </table:table-cell>
          <table:table-cell office:value-type="string">
            <text:p>x8E</text:p>
          </table:table-cell>
          <table:table-cell office:value-type="string">
            <text:p>x8S</text:p>
          </table:table-cell>
          <table:table-cell office:value-type="string">
            <text:p>x8W</text:p>
          </table:table-cell>
          <table:table-cell office:value-type="string">
            <text:p>x9N</text:p>
          </table:table-cell>
          <table:table-cell office:value-type="string">
            <text:p>x9E</text:p>
          </table:table-cell>
          <table:table-cell office:value-type="string">
            <text:p>x9S</text:p>
          </table:table-cell>
          <table:table-cell office:value-type="string">
            <text:p>x9W</text:p>
          </table:table-cell>
          <table:table-cell office:value-type="string">
            <text:p>x10N</text:p>
          </table:table-cell>
          <table:table-cell office:value-type="string">
            <text:p>x10E</text:p>
          </table:table-cell>
          <table:table-cell office:value-type="string">
            <text:p>x10S</text:p>
          </table:table-cell>
          <table:table-cell office:value-type="string">
            <text:p>x10W</text:p>
          </table:table-cell>
          <table:table-cell office:value-type="string">
            <text:p>x12N</text:p>
          </table:table-cell>
          <table:table-cell office:value-type="string">
            <text:p>x12E</text:p>
          </table:table-cell>
          <table:table-cell office:value-type="string">
            <text:p>x12S</text:p>
          </table:table-cell>
          <table:table-cell office:value-type="string">
            <text:p>x12W</text:p>
          </table:table-cell>
          <table:table-cell office:value-type="string">
            <text:p>x13N</text:p>
          </table:table-cell>
          <table:table-cell office:value-type="string">
            <text:p>x13E</text:p>
          </table:table-cell>
          <table:table-cell office:value-type="string">
            <text:p>x13S</text:p>
          </table:table-cell>
          <table:table-cell office:value-type="string">
            <text:p>x13W</text:p>
          </table:table-cell>
          <table:table-cell office:value-type="string">
            <text:p>x14N</text:p>
          </table:table-cell>
          <table:table-cell office:value-type="string">
            <text:p>x14E</text:p>
          </table:table-cell>
          <table:table-cell office:value-type="string">
            <text:p>x14S</text:p>
          </table:table-cell>
          <table:table-cell office:value-type="string">
            <text:p>x14W</text:p>
          </table:table-cell>
          <table:table-cell office:value-type="string">
            <text:p>x15noop</text:p>
          </table:table-cell>
          <table:table-cell office:value-type="string">
            <text:p>x16N</text:p>
          </table:table-cell>
          <table:table-cell office:value-type="string">
            <text:p>x16E</text:p>
          </table:table-cell>
          <table:table-cell office:value-type="string">
            <text:p>x16S</text:p>
          </table:table-cell>
          <table:table-cell office:value-type="string">
            <text:p>x16W</text:p>
          </table:table-cell>
          <table:table-cell office:value-type="string">
            <text:p>alpha</text:p>
          </table:table-cell>
          <table:table-cell table:number-columns-repeated="975"/>
        </table:table-row>
        <table:table-row table:style-name="ro1">
          <table:table-cell office:value-type="string">
            <text:p>s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8" office:value-type="float" office:value="0">
            <text:p>0</text:p>
          </table:table-cell>
          <table:table-cell table:formula="of:=SUMPRODUCT([.B2:.AV2]; [.B17:.AV17])" office:value-type="float" office:value="-3.46944695195361E-018">
            <text:p>-3.46944695195361E-018</text:p>
          </table:table-cell>
          <table:table-cell table:number-columns-repeated="974"/>
        </table:table-row>
        <table:table-row table:style-name="ro1">
          <table:table-cell office:value-type="string">
            <text:p>s3</text:p>
          </table:table-cell>
          <table:table-cell office:value-type="float" office:value="0">
            <text:p>0</text:p>
          </table:table-cell>
          <table:table-cell table:formula="of:=1-0.9" office:value-type="float" office:value="0.1">
            <text:p>0.1</text:p>
          </table:table-cell>
          <table:table-cell table:formula="of:=1-0.1" office:value-type="float" office:value="0.9">
            <text:p>0.9</text:p>
          </table:table-cell>
          <table:table-cell table:formula="of:=1-0.1" office:value-type="float" office:value="0.9">
            <text:p>0.9</text:p>
          </table:table-cell>
          <table:table-cell table:formula="of:=1-0.9" office:value-type="float" office:value="0.1">
            <text:p>0.1</text:p>
          </table:table-cell>
          <table:table-cell table:number-columns-repeated="9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0" office:value-type="float" office:value="0">
            <text:p>0</text:p>
          </table:table-cell>
          <table:table-cell table:formula="of:=SUMPRODUCT([.B3:.AV3]; [.B17:.AV17])" office:value-type="float" office:value="-5.96744875736022E-016">
            <text:p>-5.96744875736022E-016</text:p>
          </table:table-cell>
          <table:table-cell table:number-columns-repeated="974"/>
        </table:table-row>
        <table:table-row table:style-name="ro1">
          <table:table-cell office:value-type="string">
            <text:p>s4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26" office:value-type="float" office:value="0">
            <text:p>0</text:p>
          </table:table-cell>
          <table:table-cell table:formula="of:=SUMPRODUCT([.B4:.AV4]; [.B17:.AV17])" office:value-type="float" office:value="1.11022302462516E-016">
            <text:p>1.11022302462516E-016</text:p>
          </table:table-cell>
          <table:table-cell table:number-columns-repeated="974"/>
        </table:table-row>
        <table:table-row table:style-name="ro1">
          <table:table-cell office:value-type="string">
            <text:p>s5</text:p>
          </table:table-cell>
          <table:table-cell table:number-columns-repeated="6" office:value-type="float" office:value="0">
            <text:p>0</text:p>
          </table:table-cell>
          <table:table-cell table:formula="of:=1-0.1" office:value-type="float" office:value="0.9">
            <text:p>0.9</text:p>
          </table:table-cell>
          <table:table-cell table:formula="of:=1" office:value-type="float" office:value="1">
            <text:p>1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8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22" office:value-type="float" office:value="0">
            <text:p>0</text:p>
          </table:table-cell>
          <table:table-cell table:formula="of:=SUMPRODUCT([.B5:.AV5]; [.B17:.AV17])" office:value-type="float" office:value="-9.85322934354826E-016">
            <text:p>-9.85322934354826E-016</text:p>
          </table:table-cell>
          <table:table-cell table:number-columns-repeated="974"/>
        </table:table-row>
        <table:table-row table:style-name="ro1">
          <table:table-cell office:value-type="string">
            <text:p>s6</text:p>
          </table:table-cell>
          <table:table-cell table:number-columns-repeated="6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table:formula="of:=1-0.8" office:value-type="float" office:value="0.2">
            <text:p>0.2</text:p>
          </table:table-cell>
          <table:table-cell table:formula="of:=1-0.1"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f:=1-0.1"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8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18" office:value-type="float" office:value="0">
            <text:p>0</text:p>
          </table:table-cell>
          <table:table-cell table:formula="of:=SUMPRODUCT([.B6:.AV6]; [.B17:.AV17])" office:value-type="float" office:value="1.11022302462516E-015">
            <text:p>1.11022302462516E-015</text:p>
          </table:table-cell>
          <table:table-cell table:number-columns-repeated="974"/>
        </table:table-row>
        <table:table-row table:style-name="ro1">
          <table:table-cell office:value-type="string">
            <text:p>s7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5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table:formula="of:=1-0.1"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26" office:value-type="float" office:value="0">
            <text:p>0</text:p>
          </table:table-cell>
          <table:table-cell table:formula="of:=SUMPRODUCT([.B7:.AV7]; [.B17:.AV17])" office:value-type="float" office:value="3.88578058618805E-016">
            <text:p>3.88578058618805E-016</text:p>
          </table:table-cell>
          <table:table-cell table:number-columns-repeated="974"/>
        </table:table-row>
        <table:table-row table:style-name="ro1">
          <table:table-cell office:value-type="string">
            <text:p>s8</text:p>
          </table:table-cell>
          <table:table-cell table:number-columns-repeated="14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table:formula="of:=1-0.1" office:value-type="float" office:value="0.9">
            <text:p>0.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14" office:value-type="float" office:value="0">
            <text:p>0</text:p>
          </table:table-cell>
          <table:table-cell table:formula="of:=SUMPRODUCT([.B8:.AV8]; [.B17:.AV17])" office:value-type="float" office:value="-2.99760216648792E-015">
            <text:p>-2.99760216648792E-015</text:p>
          </table:table-cell>
          <table:table-cell table:number-columns-repeated="974"/>
        </table:table-row>
        <table:table-row table:style-name="ro1">
          <table:table-cell office:value-type="string">
            <text:p>s9</text:p>
          </table:table-cell>
          <table:table-cell table:number-columns-repeated="7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12" office:value-type="float" office:value="0">
            <text:p>0</text:p>
          </table:table-cell>
          <table:table-cell table:formula="of:=1-0.1"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4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10" office:value-type="float" office:value="0">
            <text:p>0</text:p>
          </table:table-cell>
          <table:table-cell table:formula="of:=SUMPRODUCT([.B9:.AV9]; [.B17:.AV17])" office:value-type="float" office:value="-3.5527136788005E-015">
            <text:p>-3.5527136788005E-015</text:p>
          </table:table-cell>
          <table:table-cell table:number-columns-repeated="974"/>
        </table:table-row>
        <table:table-row table:style-name="ro1">
          <table:table-cell office:value-type="string">
            <text:p>s10</text:p>
          </table:table-cell>
          <table:table-cell table:number-columns-repeated="11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8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table:formula="of:=1-0.1" office:value-type="float" office:value="0.9">
            <text:p>0.9</text:p>
          </table:table-cell>
          <table:table-cell table:formula="of:=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6" office:value-type="float" office:value="0">
            <text:p>0</text:p>
          </table:table-cell>
          <table:table-cell table:formula="of:=SUMPRODUCT([.B10:.AV10]; [.B17:.AV17])" office:value-type="float" office:value="4.2188474935756E-015">
            <text:p>4.2188474935756E-015</text:p>
          </table:table-cell>
          <table:table-cell table:number-columns-repeated="974"/>
        </table:table-row>
        <table:table-row table:style-name="ro1">
          <table:table-cell office:value-type="string">
            <text:p>s12</text:p>
          </table:table-cell>
          <table:table-cell table:number-columns-repeated="19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8" office:value-type="float" office:value="0">
            <text:p>0</text:p>
          </table:table-cell>
          <table:table-cell table:formula="of:=1-0.2" office:value-type="float" office:value="0.8">
            <text:p>0.8</text:p>
          </table:table-cell>
          <table:table-cell table:formula="of:=1-0.8" office:value-type="float" office:value="0.2">
            <text:p>0.2</text:p>
          </table:table-cell>
          <table:table-cell table:formula="of:=1-0.2" office:value-type="float" office:value="0.8">
            <text:p>0.8</text:p>
          </table:table-cell>
          <table:table-cell table:formula="of:=1-0.8" office:value-type="float" office:value="0.2">
            <text:p>0.2</text:p>
          </table:table-cell>
          <table:table-cell table:number-columns-repeated="9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table:formula="of:=SUMPRODUCT([.B11:.AV11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s13</text:p>
          </table:table-cell>
          <table:table-cell table:number-columns-repeated="23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PRODUCT([.B12:.AV12]; [.B17:.AV17])" office:value-type="float" office:value="1">
            <text:p>1</text:p>
          </table:table-cell>
          <table:table-cell table:number-columns-repeated="974"/>
        </table:table-row>
        <table:table-row table:style-name="ro1">
          <table:table-cell office:value-type="string">
            <text:p>s14</text:p>
          </table:table-cell>
          <table:table-cell table:number-columns-repeated="27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-0.1" office:value-type="float" office:value="0.9">
            <text:p>0.9</text:p>
          </table:table-cell>
          <table:table-cell table:formula="of:=1-0.8" office:value-type="float" office:value="0.2">
            <text:p>0.2</text:p>
          </table:table-cell>
          <table:table-cell table:formula="of:=1-0.1" office:value-type="float" office:value="0.9">
            <text:p>0.9</text:p>
          </table:table-cell>
          <table:table-cell table:number-columns-repeated="6" office:value-type="float" office:value="0">
            <text:p>0</text:p>
          </table:table-cell>
          <table:table-cell table:formula="of:=SUMPRODUCT([.B13:.AV13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s15</text:p>
          </table:table-cell>
          <table:table-cell table:number-columns-repeated="38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table:formula="of:=SUMPRODUCT([.B14:.AV14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s16</text:p>
          </table:table-cell>
          <table:table-cell table:number-columns-repeated="31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table:number-columns-repeated="9" office:value-type="float" office:value="0">
            <text:p>0</text:p>
          </table:table-cell>
          <table:table-cell table:formula="of:=1-0.1" office:value-type="float" office:value="0.9">
            <text:p>0.9</text:p>
          </table:table-cell>
          <table:table-cell table:formula="of:=1-0.9" office:value-type="float" office:value="0.1">
            <text:p>0.1</text:p>
          </table:table-cell>
          <table:table-cell table:formula="of:=1-0.9" office:value-type="float" office:value="0.1">
            <text:p>0.1</text:p>
          </table:table-cell>
          <table:table-cell table:formula="of:=1-0.9"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f:=SUMPRODUCT([.B15:.AV15]; [.B17:.AV17])" office:value-type="float" office:value="0">
            <text:p>0</text:p>
          </table:table-cell>
          <table:table-cell table:number-columns-repeated="974"/>
        </table:table-row>
        <table:table-row table:style-name="ro1">
          <table:table-cell office:value-type="string">
            <text:p>r</text:p>
          </table:table-cell>
          <table:table-cell office:value-type="float" office:value="3.7">
            <text:p>3.7</text:p>
          </table:table-cell>
          <table:table-cell table:number-columns-repeated="4" office:value-type="float" office:value="-3.7">
            <text:p>-3.7</text:p>
          </table:table-cell>
          <table:table-cell office:value-type="float" office:value="37">
            <text:p>37</text:p>
          </table:table-cell>
          <table:table-cell table:number-columns-repeated="36" office:value-type="float" office:value="-3.7">
            <text:p>-3.7</text:p>
          </table:table-cell>
          <table:table-cell office:value-type="float" office:value="-7.4">
            <text:p>-7.4</text:p>
          </table:table-cell>
          <table:table-cell table:number-columns-repeated="4" office:value-type="float" office:value="-3.7">
            <text:p>-3.7</text:p>
          </table:table-cell>
          <table:table-cell table:number-columns-repeated="976"/>
        </table:table-row>
        <table:table-row table:style-name="ro1">
          <table:table-cell/>
          <table:table-cell office:value-type="float" office:value="0.0113847534426746">
            <text:p>0.0113847534</text:p>
          </table:table-cell>
          <table:table-cell office:value-type="float" office:value="0">
            <text:p>0</text:p>
          </table:table-cell>
          <table:table-cell office:value-type="float" office:value="0.135569459127926">
            <text:p>0.1355694591</text:p>
          </table:table-cell>
          <table:table-cell table:number-columns-repeated="2" office:value-type="float" office:value="0">
            <text:p>0</text:p>
          </table:table-cell>
          <table:table-cell office:value-type="float" office:value="0.976100105721069">
            <text:p>0.9761001057</text:p>
          </table:table-cell>
          <table:table-cell office:value-type="float" office:value="0">
            <text:p>0</text:p>
          </table:table-cell>
          <table:table-cell office:value-type="float" office:value="0.113847534426746">
            <text:p>0.1138475344</text:p>
          </table:table-cell>
          <table:table-cell table:number-columns-repeated="3" office:value-type="float" office:value="0">
            <text:p>0</text:p>
          </table:table-cell>
          <table:table-cell office:value-type="float" office:value="1.22012513215134">
            <text:p>1.2201251322</text:p>
          </table:table-cell>
          <table:table-cell table:number-columns-repeated="3" office:value-type="float" office:value="0">
            <text:p>0</text:p>
          </table:table-cell>
          <table:table-cell office:value-type="float" office:value="1.22012513215134">
            <text:p>1.2201251322</text:p>
          </table:table-cell>
          <table:table-cell table:number-columns-repeated="2" office:value-type="float" office:value="0">
            <text:p>0</text:p>
          </table:table-cell>
          <table:table-cell office:value-type="float" office:value="1.08455567302341">
            <text:p>1.084555673</text:p>
          </table:table-cell>
          <table:table-cell table:number-columns-repeated="4" office:value-type="float" office:value="0">
            <text:p>0</text:p>
          </table:table-cell>
          <table:table-cell office:value-type="float" office:value="1.13847534426747">
            <text:p>1.1384753443</text:p>
          </table:table-cell>
          <table:table-cell table:number-columns-repeated="2" office:value-type="float" office:value="0">
            <text:p>0</text:p>
          </table:table-cell>
          <table:table-cell office:value-type="float" office:value="1.25879323924351">
            <text:p>1.2587932392</text:p>
          </table:table-cell>
          <table:table-cell table:number-columns-repeated="7" office:value-type="float" office:value="0">
            <text:p>0</text:p>
          </table:table-cell>
          <table:table-cell office:value-type="float" office:value="1.25151408362556">
            <text:p>1.2515140836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151408362556">
            <text:p>0.125151408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5151408362556">
            <text:p>0.0125151408</text:p>
          </table:table-cell>
          <table:table-cell table:number-columns-repeated="4" office:value-type="float" office:value="0">
            <text:p>0</text:p>
          </table:table-cell>
          <table:table-cell table:formula="of:=SUMPRODUCT([.B16:.AV16]; [.B17:.AV17])" office:value-type="float" office:value="8.13703453362369">
            <text:p>8.1370345336</text:p>
          </table:table-cell>
          <table:table-cell table:number-columns-repeated="97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11/03/2019</text:date>, <text:time>23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jas Vaduguru</meta:initial-creator>
    <meta:creation-date>2019-03-10T20:23:17</meta:creation-date>
    <dc:date>2019-03-11T23:16:21</dc:date>
    <dc:creator>Saujas Vaduguru</dc:creator>
    <meta:editing-duration>PT8H15M22S</meta:editing-duration>
    <meta:editing-cycles>3</meta:editing-cycles>
    <meta:generator>OpenOffice/4.1.6$Unix OpenOffice.org_project/416m1$Build-9790</meta:generator>
    <meta:document-statistic meta:table-count="3" meta:cell-count="1751" meta:object-count="0"/>
  </office:meta>
</office:document-meta>
</file>